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HeaderFooterPosition.TableHeaderFooterPosition( LayoutManager lm , boolean header , List nested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HeaderFooterPosi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HeaderFooterPosition.generates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